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882c9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f5f1cf7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style:text-properties officeooo:paragraph-rsid="0fda15e0"/>
    </style:style>
    <style:style style:name="P73" style:family="paragraph" style:parent-style-name="Standard">
      <style:text-properties officeooo:paragraph-rsid="0fe106d1"/>
    </style:style>
    <style:style style:name="P74" style:family="paragraph" style:parent-style-name="Footnote">
      <style:text-properties officeooo:paragraph-rsid="102c1a0f"/>
    </style:style>
    <style:style style:name="P75" style:family="paragraph" style:parent-style-name="Footnote">
      <style:text-properties officeooo:paragraph-rsid="1020b286"/>
    </style:style>
    <style:style style:name="P76" style:family="paragraph" style:parent-style-name="Standard">
      <style:text-properties officeooo:paragraph-rsid="104d50c8"/>
    </style:style>
    <style:style style:name="P77" style:family="paragraph" style:parent-style-name="Standard">
      <style:text-properties officeooo:paragraph-rsid="105130c2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81" style:family="paragraph" style:parent-style-name="Standard">
      <style:text-properties officeooo:paragraph-rsid="10708155"/>
    </style:style>
    <style:style style:name="P82" style:family="paragraph" style:parent-style-name="Standard">
      <style:text-properties officeooo:paragraph-rsid="10719011"/>
    </style:style>
    <style:style style:name="P83" style:family="paragraph" style:parent-style-name="Standard">
      <style:text-properties officeooo:paragraph-rsid="10738c5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use-window-font-color="true" loext:opacity="0%" style:font-name="Liberation Sans" officeooo:rsid="047da547"/>
    </style:style>
    <style:style style:name="T2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style:font-size-asian="12pt" style:font-size-complex="12pt"/>
    </style:style>
    <style:style style:name="T238" style:family="text">
      <style:text-properties style:use-window-font-color="true" loext:opacity="0%" style:font-name="Liberation Sans" officeooo:rsid="0efd8e5c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officeooo:rsid="04473353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officeooo:rsid="0aace3cd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0f8f58bd"/>
    </style:style>
    <style:style style:name="T268" style:family="text">
      <style:text-properties officeooo:rsid="0f95a7a0"/>
    </style:style>
    <style:style style:name="T269" style:family="text">
      <style:text-properties style:text-underline-style="none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4"><text:span text:style-name="Strong_20_Emphasis"><text:span text:style-name="T137">C</text:span></text:span><text:span text:style-name="Strong_20_Emphasis"><text:span text:style-name="T136">hecklist voor </text:span></text:span><text:span text:style-name="Strong_20_Emphasis"><text:span text:style-name="T138">de installatie</text:span></text:span><text:span text:style-name="Strong_20_Emphasis"><text:span text:style-name="T136"> van </text:span></text:span><text:span text:style-name="Strong_20_Emphasis"><text:span text:style-name="T142"><text:user-field-get text:name="Distro">Rocky Linux</text:user-field-get></text:span></text:span><text:span text:style-name="Strong_20_Emphasis"><text:span text:style-name="T143"><text:s/></text:span></text:span><text:span text:style-name="Strong_20_Emphasis"><text:span text:style-name="T142"><text:user-field-get text:name="Version">8.10</text:user-field-get></text:span></text:span><text:span text:style-name="Strong_20_Emphasis"><text:span text:style-name="T140"><text:note text:id="ftn1" text:note-class="footnote"><text:note-citation>1</text:note-citation><text:note-body><text:p text:style-name="P74"><text:span text:style-name="T251">D</text:span><text:span text:style-name="T245">eze </text:span><text:span text:style-name="Strong_20_Emphasis"><text:span text:style-name="T254"><text:user-field-get text:name="Distro">Rocky Linux</text:user-field-get></text:span></text:span><text:span text:style-name="T247"><text:s/></text:span><text:span text:style-name="T255"><text:user-field-get text:name="Version">8.10</text:user-field-get></text:span><text:span text:style-name="T255"><text:s/></text:span><text:span text:style-name="T256">Server</text:span><text:span text:style-name="T245"> (codenaam </text:span><text:span text:style-name="T250">GreenObsidian</text:span><text:span text:style-name="T245">) van </text:span><text:span text:style-name="T253">mei</text:span><text:span text:style-name="T248"> </text:span><text:span text:style-name="Strong_20_Emphasis"><text:span text:style-name="T257"><text:user-field-get text:name="Releaseyear">2024</text:user-field-get></text:span></text:span><text:span text:style-name="T249"><text:s/></text:span><text:span text:style-name="T251">is een zogenaamde </text:span><text:span text:style-name="T245">LTS-</text:span><text:span text:style-name="T251">versie</text:span><text:span text:style-name="T245"> </text:span><text:span text:style-name="T251">(</text:span><text:span text:style-name="T245">staat voor Long-Term Support, </text:span><text:span text:style-name="T246">langetermijnondersteuning</text:span><text:span text:style-name="T251">)</text:span><text:span text:style-name="T246"> </text:span><text:span text:style-name="T252">en</text:span><text:span text:style-name="T249"> </text:span><text:span text:style-name="T245">wordt gedurende 5 jaar ondersteund tot </text:span><text:span text:style-name="T253">mei</text:span><text:span text:style-name="T245"> 202</text:span><text:span text:style-name="T250">9</text:span><text:span text:style-name="T245">.</text:span></text:p></text:note-body></text:note></text:span></text:span><text:span text:style-name="Strong_20_Emphasis"><text:span text:style-name="T141"><text:s/></text:span></text:span><text:span text:style-name="Strong_20_Emphasis"><text:span text:style-name="T144">Server</text:span></text:span><text:span text:style-name="Strong_20_Emphasis"><text:span text:style-name="T139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8">Vul </text:span><text:span text:style-name="T17">achter</text:span><text:span text:style-name="T14"> de </text:span><text:span text:style-name="Definition"><text:span text:style-name="T266">ONDERSTREEPTE</text:span></text:span><text:span text:style-name="T1"> </text:span><text:span text:style-name="T15">woorden</text:span><text:span text:style-name="T14"> het</text:span><text:span text:style-name="Strong_20_Emphasis"><text:span text:style-name="T176"> </text:span></text:span><text:span text:style-name="Strong_20_Emphasis"><text:span text:style-name="T177">tekstvak</text:span></text:span><text:span text:style-name="T15"> </text:span><text:span text:style-name="T18">in,</text:span><text:span text:style-name="T15"> </text:span><text:span text:style-name="T204">zie </text:span><text:span text:style-name="T238">[</text:span><text:span text:style-name="T204">toelichting</text:span><text:span text:style-name="T238">]</text:span><text:span text:style-name="T15">:</text:span></text:p>
      <text:p text:style-name="P2"><text:span text:style-name="Definition"><text:span text:style-name="T22">GEBRUIKER</text:span></text:span><text:span text:style-name="T212"><text:tab/><text:tab/></text:span><text:span text:style-name="T237"> <text:tab/><text:tab/></text:span><text:span text:style-name="T213"><draw:control text:anchor-type="as-char" svg:y="-0.4cm" draw:z-index="8" draw:name="Gebruiker 2" draw:style-name="gr2" draw:text-style-name="P92" svg:width="6.4cm" svg:height="0.6cm" draw:control="control7"><svg:title>Gebruiker</svg:title><svg:desc>Volledige naam, bijv. Jan Stek</svg:desc></draw:control></text:span><text:span text:style-name="T213"><text:tab/> <text:s text:c="2"/></text:span><text:span text:style-name="T214">[</text:span><text:span text:style-name="T215">N</text:span><text:span text:style-name="T207">aam, bijv. </text:span><text:span text:style-name="T208">J</text:span><text:span text:style-name="T235">a</text:span><text:span text:style-name="T208">n </text:span><text:span text:style-name="T235">Jansen</text:span><text:span text:style-name="T236">]</text:span></text:p>
      <text:p text:style-name="P73"><text:span text:style-name="Definition"><text:span text:style-name="T206">g</text:span></text:span><text:span text:style-name="Definition">ebruikersnaam</text:span><text:span text:style-name="Definition"><text:span text:style-name="T269"><text:tab/></text:span></text:span><text:span text:style-name="T205"><draw:control text:anchor-type="as-char" svg:y="-0.4cm" draw:z-index="9" draw:name="Gberuikersnaam 3" draw:style-name="gr2" draw:text-style-name="P92" svg:width="6.4cm" svg:height="0.6cm" draw:control="control8"><svg:title>Gebruikersnaam</svg:title><svg:desc>Korte naam, bijv. jan</svg:desc></draw:control></text:span><text:span text:style-name="T205"><text:tab/> <text:s text:c="2"/></text:span><text:span text:style-name="T6">[</text:span><text:span text:style-name="T7">Gebruikers</text:span><text:span text:style-name="T5">naam, bijv. </text:span><text:span text:style-name="T150">j</text:span><text:span text:style-name="T151">a</text:span><text:span text:style-name="T150">n</text:span><text:span text:style-name="T152">]</text:span></text:p>
      <text:p text:style-name="P2"><text:span text:style-name="Definition">COMPUTERNAAM</text:span><text:span text:style-name="T217"><text:tab/><text:tab/></text:span><draw:control text:anchor-type="as-char" svg:y="-0.4cm" draw:z-index="10" draw:name="Computernaam 1" draw:style-name="gr2" draw:text-style-name="P92" svg:width="6.4cm" svg:height="0.6cm" draw:control="control9"><svg:title>Computernaam</svg:title><svg:desc>Unieke naam van de computer</svg:desc></draw:control><text:tab/> <text:s text:c="2"/><text:span text:style-name="T222">[</text:span><text:span text:style-name="T223">N</text:span><text:span text:style-name="T218">aam van de compute</text:span><text:span text:style-name="T219">r, </text:span><text:span text:style-name="T220">bijv. </text:span><text:span text:style-name="T221">pc02</text:span><text:span text:style-name="T222">]</text:span></text:p>
      <text:p text:style-name="P2"><text:span text:style-name="Definition"><text:span text:style-name="T225">GEBRUIKER</text:span></text:span><text:span text:style-name="Definition"><text:span text:style-name="T229"><text:tab/></text:span></text:span><text:span text:style-name="T224"><text:tab/></text:span><text:span text:style-name="T237"> <text:tab/><text:tab/></text:span><text:span text:style-name="T213"><draw:control text:anchor-type="as-char" svg:y="-0.4cm" draw:z-index="11" draw:name="Gebruiker 3" draw:style-name="gr2" draw:text-style-name="P92" svg:width="6.4cm" svg:height="0.6cm" draw:control="control10"><svg:title>Gebruiker</svg:title><svg:desc>Volledige naam, bijv. Jan Stek</svg:desc></draw:control></text:span><text:span text:style-name="T213"><text:tab/> <text:s text:c="2"/></text:span><text:span text:style-name="T214">[</text:span><text:span text:style-name="T216">N</text:span><text:span text:style-name="T207">aam </text:span><text:span text:style-name="T211">evt. 2</text:span><text:span text:style-name="T239">e</text:span><text:span text:style-name="T209"> gebruiker</text:span><text:span text:style-name="T210">]</text:span></text:p>
      <text:p text:style-name="P77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29"><text:tab/></text:span></text:span><text:span text:style-name="T205"><draw:control text:anchor-type="as-char" svg:y="-0.4cm" draw:z-index="12" draw:name="Gberuikersnaam 4" draw:style-name="gr2" draw:text-style-name="P92" svg:width="6.4cm" svg:height="0.6cm" draw:control="control11"><svg:title>Gebruikersnaam</svg:title><svg:desc>Korte naam, bijv. jan</svg:desc></draw:control></text:span><text:span text:style-name="T205"><text:tab/> <text:s text:c="2"/></text:span><text:span text:style-name="T227">[</text:span><text:span text:style-name="T228">Gebruikers</text:span><text:span text:style-name="T227">naam</text:span><text:span text:style-name="T230"> </text:span><text:span text:style-name="T231">e</text:span><text:span text:style-name="T232">vt. 2</text:span><text:span text:style-name="T240">e</text:span><text:span text:style-name="T232"> </text:span><text:span text:style-name="T233">gebruiker</text:span><text:span text:style-name="T234">]</text:span></text:p>
      <text:p text:style-name="P1"><text:span text:style-name="T153">Vervang </text:span><text:span text:style-name="T160">de</text:span><text:span text:style-name="T153"> </text:span><text:span text:style-name="Definition"><text:span text:style-name="T23">ONDERSTREEPTE</text:span></text:span><text:span text:style-name="T153"> </text:span><text:span text:style-name="T154">woorden </text:span><text:span text:style-name="T153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3"> </text:span></text:span><text:span text:style-name="Strong_20_Emphasis"><text:span text:style-name="T50">tekstvak</text:span></text:span><text:span text:style-name="T153">.</text:span></text:p>
      <text:p text:style-name="P46"/>
      <text:p text:style-name="P46"/>
      <text:p text:style-name="P3"><text:span text:style-name="T164">Nog niet op Linux?</text:span><text:span text:style-name="T155"><text:tab/></text:span><text:span text:style-name="T162">G</text:span><text:span text:style-name="T156">ebruik </text:span><text:span text:style-name="Strong_20_Emphasis"><text:span text:style-name="T165">Checklist </text:span></text:span><text:span text:style-name="Strong_20_Emphasis"><text:span text:style-name="T166">overzetten</text:span></text:span><text:span text:style-name="T15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7"> onder </text:span><text:span text:style-name="T163">Linux</text:span><text:span text:style-name="T158">.</text:span></text:p>
      <text:p text:style-name="P44"><text:span text:style-name="T128">Nieuwe installatie?</text:span><text:span text:style-name="T125"><text:tab/></text:span><text:span text:style-name="T127">B</text:span><text:span text:style-name="T125">egin bij hoofdstuk </text:span><text:span text:style-name="T128"><text:bookmark-ref text:reference-format="page" text:ref-name="__RefNumPara__4009_1271708128">2</text:bookmark-ref></text:span><text:span text:style-name="T125"><text:s text:c="2"/></text:span><text:span text:style-name="T129"><text:bookmark-ref text:reference-format="text" text:ref-name="__RefNumPara__4009_1271708128">Installatie uitvoeren</text:bookmark-ref></text:span><text:span text:style-name="T126">.</text:span></text:p>
      <text:p text:style-name="P28"/>
      <text:p text:style-name="P28"/>
      <text:list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2"><draw:control text:anchor-type="as-char" draw:z-index="4" draw:name="Vorm3_0" draw:style-name="gr1" draw:text-style-name="P91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2"><draw:control text:anchor-type="as-char" draw:z-index="5" draw:name="Vorm3_ 2" draw:style-name="gr1" draw:text-style-name="P91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7"><text:span text:style-name="User_20_Entry"><text:span text:style-name="T86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64">gebruiker</text:span></text:span><text:span text:style-name="User_20_Entry"><text:span text:style-name="T97">s</text:span></text:span><text:span text:style-name="User_20_Entry"><text:span text:style-name="T106">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6"><text:span text:style-name="Strong_20_Emphasis"><text:span text:style-name="T54"><draw:control text:anchor-type="as-char" draw:z-index="13" draw:name="Vorm4" draw:style-name="gr1" draw:text-style-name="P91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81"><text:span text:style-name="Strong_20_Emphasis"><text:span text:style-name="T85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4" office:value-type="string">
            <text:p text:style-name="P53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5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6"><text:span text:style-name="Strong_20_Emphasis"><text:span text:style-name="T54"><draw:control text:anchor-type="as-char" draw:z-index="14" draw:name="Vorm 3" draw:style-name="gr1" draw:text-style-name="P91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54"><draw:control text:anchor-type="as-char" draw:z-index="15" draw:name="Vorm 4" draw:style-name="gr1" draw:text-style-name="P91" svg:width="0.35cm" svg:height="0.35cm" draw:control="control14"/></text:span></text:span></text:p>
          </table:table-cell>
          <table:table-cell table:style-name="_31_._5f_Installatie_5f_voorbereiden.D6" office:value-type="string">
            <text:p text:style-name="P82"><text:span text:style-name="Strong_20_Emphasis"><text:span text:style-name="T85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0"/></text:span></text:p>
          </table:table-cell>
          <table:table-cell table:style-name="_31_._5f_Installatie_5f_voorbereiden.D7" office:value-type="string">
            <text:p text:style-name="P70"><text:span text:style-name="Strong_20_Emphasis"><text:span text:style-name="T49">Selecteer</text:span></text:span><text:span text:style-name="Strong_20_Emphasis"><text:span text:style-name="T42"> </text:span></text:span><text:span text:style-name="Strong_20_Emphasis"><text:span text:style-name="T74">1</text:span></text:span><text:span text:style-name="Strong_20_Emphasis"><text:span text:style-name="T62"> </text:span></text:span><text:span text:style-name="Strong_20_Emphasis"><text:span text:style-name="T63">Installatie voorbereide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16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3"><draw:control text:anchor-type="as-char" draw:z-index="25" draw:name="Vorm 14" draw:style-name="gr1" draw:text-style-name="P91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76"><text:span text:style-name="T169">Start de computer op vanaf</text:span><text:span text:style-name="T169"><text:note text:id="ftn3" text:note-class="footnote"><text:note-citation>1</text:note-citation><text:note-body><text:p text:style-name="P72"><text:span text:style-name="T111">B</text:span><text:span text:style-name="T112">ootmenu/</text:span><text:span text:style-name="T111">S</text:span><text:span text:style-name="T112">etup</text:span><text:span text:style-name="T110"> via </text:span><text:span text:style-name="T108">é</text:span><text:span text:style-name="T109">é</text:span><text:span text:style-name="T111">n van de </text:span><text:span text:style-name="Definition"><text:span text:style-name="T113">Veelgebruikte toetsen:</text:span></text:span><text:span text:style-name="Definition"><text:span text:style-name="T114"> </text:span></text:span><text:span text:style-name="User_20_Entry"><text:span text:style-name="T123">Esc</text:span></text:span><text:span text:style-name="User_20_Entry"><text:span text:style-name="T117">,</text:span></text:span><text:span text:style-name="Definition"><text:span text:style-name="T114"> </text:span></text:span><text:span text:style-name="User_20_Entry"><text:span text:style-name="T123">Delete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1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2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9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10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11</text:span></text:span><text:span text:style-name="User_20_Entry"><text:span text:style-name="T118">,</text:span></text:span><text:span text:style-name="Definition"><text:span text:style-name="T114"> </text:span></text:span><text:span text:style-name="Definition"><text:span text:style-name="T115">o</text:span></text:span><text:span text:style-name="Definition"><text:span text:style-name="T116">f</text:span></text:span><text:span text:style-name="Definition"><text:span text:style-name="T114"> </text:span></text:span><text:span text:style-name="User_20_Entry"><text:span text:style-name="T123">F12</text:span></text:span><text:span text:style-name="User_20_Entry"><text:span text:style-name="T118">.</text:span></text:span></text:p></text:note-body></text:note></text:span><text:span text:style-name="T169"> </text:span><text:span text:style-name="T170">een </text:span><text:span text:style-name="Strong_20_Emphasis"><text:span text:style-name="T147"><text:user-field-get text:name="Distro">Rocky Linux</text:user-field-get></text:span></text:span><text:span text:style-name="T168"><text:s/></text:span><text:span text:style-name="T148"><text:user-field-get text:name="Version">8.10</text:user-field-get></text:span><text:span text:style-name="T148"><text:s/></text:span><text:span text:style-name="Strong_20_Emphasis"><text:span text:style-name="T149">Server</text:span></text:span><text:span text:style-name="Strong_20_Emphasis"><text:span text:style-name="T77"> </text:span></text:span><text:span text:style-name="Strong_20_Emphasis"><text:span text:style-name="T78">L</text:span></text:span><text:span text:style-name="T79">ive</text:span><text:span text:style-name="T79"><text:note text:id="ftn4" text:note-class="footnote"><text:note-citation>2</text:note-citation><text:note-body><text:p text:style-name="P69"><text:span text:style-name="T241">Vanaf ee</text:span>n <text:span text:style-name="T268">L</text:span>ive <text:span text:style-name="T267">USB</text:span><text:span text:style-name="T244">-stick</text:span><text:span text:style-name="T20"> </text:span>kunt <text:span text:style-name="T241">u opstarten en</text:span> <text:span text:style-name="T16">met </text:span><text:span text:style-name="Strong_20_Emphasis"><text:span text:style-name="T171"><text:user-field-get text:name="Distro">Rocky Linux</text:user-field-get></text:span></text:span><text:span text:style-name="Strong_20_Emphasis"><text:span text:style-name="T171"><text:s/></text:span></text:span>werken zonder enige bestanden op de harde schijf te wijzigen en maakt ook installatie van <text:span text:style-name="Strong_20_Emphasis"><text:span text:style-name="T171"><text:user-field-get text:name="Distro">Rocky Linux</text:user-field-get></text:span></text:span><text:span text:style-name="Strong_20_Emphasis"><text:span text:style-name="T171"><text:s/></text:span></text:span>mogelijk.</text:p></text:note-body></text:note></text:span><text:span text:style-name="T79"> </text:span><text:span text:style-name="T82">USB</text:span><text:span text:style-name="T80">-stick</text:span><text:span text:style-name="T80"><text:note text:id="ftn5" text:note-class="footnote"><text:note-citation>3</text:note-citation><text:note-body><text:p text:style-name="P75"><text:span text:style-name="Strong_20_Emphasis"><text:span text:style-name="T96">Maak een opstartbare USB-stick</text:span></text:span><text:span text:style-name="Strong_20_Emphasis"><text:span text:style-name="T92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8"><text:user-field-get text:name="Distro">Rocky Linux</text:user-field-get></text:span></text:span><text:span text:style-name="Strong_20_Emphasis"><text:span text:style-name="T98"><text:s/></text:span></text:span><text:span text:style-name="Strong_20_Emphasis"><text:span text:style-name="T100">8 - Boot ISO </text:span></text:span><text:span text:style-name="Strong_20_Emphasis"><text:span text:style-name="T93">CD</text:span></text:span><text:span text:style-name="Strong_20_Emphasis"><text:span text:style-name="T95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rockylinux.org/nl/download" text:style-name="Internet_20_link" text:visited-style-name="Visited_20_Internet_20_Link"><text:span text:style-name="Strong_20_Emphasis"><text:span text:style-name="T243">rockylinux.org/nl/download</text:span></text:span></text:a><text:span text:style-name="Strong_20_Emphasis"><text:span text:style-name="T89">.</text:span></text:span><text:span text:style-name="Strong_20_Emphasis"><text:span text:style-name="T91"><text:line-break/>De </text:span></text:span><text:span text:style-name="Strong_20_Emphasis"><text:span text:style-name="T94">ver</text:span></text:span><text:span text:style-name="Strong_20_Emphasis"><text:span text:style-name="T91">volgstappen staan beschreven in </text:span></text:span><text:span text:style-name="Strong_20_Emphasis"><text:span text:style-name="T99">Linux informatie</text:span></text:span><text:span text:style-name="Strong_20_Emphasis"><text:span text:style-name="T91">, te vinden op </text:span>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Strong_20_Emphasis"><text:span text:style-name="T91">, onder </text:span></text:span><text:span text:style-name="Strong_20_Emphasis"><text:span text:style-name="T99">Linux</text:span></text:span><text:span text:style-name="Strong_20_Emphasis"><text:span text:style-name="T91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25"><text:span text:style-name="Strong_20_Emphasis"><text:span text:style-name="T49">Selecteer</text:span></text:span><text:span text:style-name="Strong_20_Emphasis"><text:span text:style-name="T35"> </text:span></text:span><text:span text:style-name="Strong_20_Emphasis"><text:span text:style-name="T27">Install</text:span></text:span><text:span text:style-name="Strong_20_Emphasis"><text:span text:style-name="T36"> </text:span></text:span><text:span text:style-name="Strong_20_Emphasis"><text:span text:style-name="T28"><text:user-field-get text:name="Distro">Rocky Linux</text:user-field-get></text:span></text:span><text:span text:style-name="Strong_20_Emphasis"><text:span text:style-name="T30"><text:s/></text:span></text:span><text:span text:style-name="Strong_20_Emphasis"><text:span text:style-name="T29"><text:user-field-get text:name="Version">8.10</text:user-field-get>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27"><text:span text:style-name="Strong_20_Emphasis"><text:span text:style-name="T31">Vul de installatieschermen in.</text:span></text:span><text:span text:style-name="T32"/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1"><text:span text:style-name="Strong_20_Emphasis"><text:span text:style-name="T84"><draw:control text:anchor-type="as-char" draw:z-index="27" draw:name="Vorm 13" draw:style-name="gr1" draw:text-style-name="P91" svg:width="0.35cm" svg:height="0.35cm" draw:control="control26"/></text:span></text:span></text:p>
          </table:table-cell>
          <table:table-cell table:style-name="_32_._5f_Installatie_5f_uitvoeren.C1" office:value-type="string">
            <text:p text:style-name="P15"><text:span text:style-name="T193">Bij</text:span><text:span text:style-name="T194"> </text:span><text:span text:style-name="Strong_20_Emphasis"><text:span text:style-name="T195">WELCOME TO ROCKY LINUX 8.10</text:span></text:span><text:span text:style-name="Strong_20_Emphasis"><text:span text:style-name="T196"> select</text:span></text:span><text:span text:style-name="Strong_20_Emphasis"><text:span text:style-name="T197">eer</text:span></text:span><text:span text:style-name="Strong_20_Emphasis"><text:span text:style-name="T198"> </text:span></text:span><text:span text:style-name="Strong_20_Emphasis"><text:span text:style-name="T201">Nederlands</text:span></text:span><text:span text:style-name="Strong_20_Emphasis"><text:span text:style-name="T198"> en klik</text:span></text:span><text:span text:style-name="Strong_20_Emphasis"><text:span text:style-name="T199"> </text:span></text:span><text:span text:style-name="Strong_20_Emphasis"><text:span text:style-name="T198">op</text:span></text:span><text:span text:style-name="Strong_20_Emphasis"><text:span text:style-name="T200"> </text:span></text:span><text:span text:style-name="Strong_20_Emphasis"><text:span text:style-name="T192">Doorgaan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1"><text:span text:style-name="Strong_20_Emphasis"><text:span text:style-name="T40"><draw:control text:anchor-type="as-char" draw:z-index="20" draw:name="Vorm 10" draw:style-name="gr1" draw:text-style-name="P91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11"><text:span text:style-name="T182">Onder</text:span><text:span text:style-name="T178"> </text:span><text:span text:style-name="Strong_20_Emphasis"><text:span text:style-name="T182">GEBRUIKERSINSTELLINGEN </text:span></text:span><text:span text:style-name="T182">klik op </text:span><text:span text:style-name="T188">Gebruiker aanmaken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78"><text:span text:style-name="T271">Vul in </text:span><text:span text:style-name="Strong_20_Emphasis"><text:span text:style-name="T73">Volledige naam</text:span></text:span><text:span text:style-name="Strong_20_Emphasis"><text:span text:style-name="T57"> </text:span></text:span><text:span text:style-name="Definition"><text:span text:style-name="T9">gebruiker</text:span></text:span><text:span text:style-name="Strong_20_Emphasis"><text:span text:style-name="T58">, <text:line-break/></text:span></text:span><text:span text:style-name="Strong_20_Emphasis"><text:span text:style-name="T73">Gebruikersnaam</text:span></text:span><text:span text:style-name="Strong_20_Emphasis"><text:span text:style-name="T57"> </text:span></text:span><text:span text:style-name="Definition"><text:span text:style-name="T9">gebruikersnaam</text:span></text:span><text:span text:style-name="Strong_20_Emphasis"><text:span text:style-name="T57">,</text:span></text:span></text:p>
            <text:p text:style-name="P78"><text:span text:style-name="Strong_20_Emphasis"><text:span text:style-name="T61">vink aan </text:span></text:span><text:span text:style-name="Strong_20_Emphasis"><text:span text:style-name="T70">Maak deze gebruiker beheerder</text:span></text:span><text:span text:style-name="Strong_20_Emphasis"><text:span text:style-name="T61">,</text:span></text:span></text:p>
            <text:p text:style-name="P78"><text:span text:style-name="Strong_20_Emphasis"><text:span text:style-name="T59">en </text:span></text:span><text:span text:style-name="Strong_20_Emphasis"><text:span text:style-name="T60">g</text:span></text:span><text:span text:style-name="Strong_20_Emphasis"><text:span text:style-name="T61">eef tweemaal een </text:span></text:span><text:span text:style-name="Strong_20_Emphasis"><text:span text:style-name="T73">wachtwoord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79">Klik op <text:span text:style-name="T270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1"><text:span text:style-name="Strong_20_Emphasis"><text:span text:style-name="T40"><draw:control text:anchor-type="as-char" draw:z-index="21" draw:name="Vorm 11" draw:style-name="gr1" draw:text-style-name="P91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0"><text:span text:style-name="T185">O</text:span><text:span text:style-name="T182">nder </text:span><text:span text:style-name="T188">SOFTWARE</text:span><text:span text:style-name="T182"> </text:span><text:span text:style-name="T185">klik </text:span><text:span text:style-name="T182">op </text:span><text:span text:style-name="T188">Installatiebron</text:span><text:span text:style-name="T182"> en klik op </text:span><text:span text:style-name="T188">Klaar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1"><text:span text:style-name="Strong_20_Emphasis"><text:span text:style-name="T40"><draw:control text:anchor-type="as-char" draw:z-index="22" draw:name="Vorm 2" draw:style-name="gr1" draw:text-style-name="P91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185">O</text:span><text:span text:style-name="T182">nder </text:span><text:span text:style-name="T188">SYSTEEM</text:span><text:span text:style-name="T182"> </text:span><text:span text:style-name="T185">klik </text:span><text:span text:style-name="T182">op </text:span><text:span text:style-name="T188">Installatiebestemming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80"><text:span text:style-name="T36">Controleer </text:span><text:span text:style-name="T37">de </text:span><text:span text:style-name="T69">Apparaatselectie </text:span><text:span text:style-name="T36">en klik op </text:span><text:span text:style-name="T68">Klaar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1"><text:span text:style-name="Strong_20_Emphasis"><text:span text:style-name="T40"><draw:control text:anchor-type="as-char" draw:z-index="23" draw:name="Vorm 12" draw:style-name="gr1" draw:text-style-name="P91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185">O</text:span><text:span text:style-name="T182">nder </text:span><text:span text:style-name="T188">SYSTEEM</text:span><text:span text:style-name="T182"> </text:span><text:span text:style-name="T185">klik </text:span><text:span text:style-name="T182">op </text:span><text:span text:style-name="T188">Netwerk &amp; hostnaam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8" office:value-type="string">
            <text:p text:style-name="P16"><text:span text:style-name="T187">Verplaats</text:span><text:span text:style-name="T183"> </text:span><text:span text:style-name="T186">de </text:span><text:span text:style-name="T183">schuif</text:span><text:span text:style-name="T186">regelaar</text:span><text:span text:style-name="T183"> achter de netwerkadapter </text:span><text:span text:style-name="T186">van </text:span><text:span text:style-name="T191">UIT</text:span><text:span text:style-name="T186"> naar</text:span><text:span text:style-name="T183"> </text:span><text:span text:style-name="T189">AAN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8" office:value-type="string">
            <text:p text:style-name="P12"><text:span text:style-name="T181">V</text:span><text:span text:style-name="T179">ul </text:span><text:span text:style-name="T180">in </text:span><text:span text:style-name="Strong_20_Emphasis"><text:span text:style-name="T183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173"> </text:span></text:span><text:span text:style-name="Strong_20_Emphasis"><text:span text:style-name="T175">en klik op </text:span></text:span><text:span text:style-name="Strong_20_Emphasis"><text:span text:style-name="T189">Toepassen</text:span>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8" office:value-type="string">
            <text:p text:style-name="P12"><text:span text:style-name="T183">K</text:span><text:span text:style-name="T182">lik op </text:span><text:span text:style-name="T188">Klaar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8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1"><text:span text:style-name="Strong_20_Emphasis"><text:span text:style-name="T40"><draw:control text:anchor-type="as-char" draw:z-index="24" draw:name="Vorm 1" draw:style-name="gr1" draw:text-style-name="P91" svg:width="0.35cm" svg:height="0.35cm" draw:control="control23"/></text:span></text:span></text:p>
          </table:table-cell>
          <table:table-cell table:style-name="_32_._5f_Installatie_5f_uitvoeren.C18" office:value-type="string">
            <text:p text:style-name="P13"><text:span text:style-name="T185">O</text:span><text:span text:style-name="T182">nder </text:span><text:span text:style-name="T188">SOFTWARE</text:span><text:span text:style-name="T182"> </text:span><text:span text:style-name="T185">klik </text:span><text:span text:style-name="T182">op </text:span><text:span text:style-name="T190">Software selectie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3" office:value-type="string">
            <text:p text:style-name="P12"><text:span text:style-name="T184">Selecteer </text:span><text:span text:style-name="T190">Server</text:span><text:span text:style-name="T184"> en klik op </text:span><text:span text:style-name="T190">Klaar</text:span><text:span text:style-name="Strong_20_Emphasis"><text:span text:style-name="T172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4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1"><text:span text:style-name="Strong_20_Emphasis"><text:span text:style-name="T40"><draw:control text:anchor-type="as-char" draw:z-index="26" draw:name="Vorm 15" draw:style-name="gr1" draw:text-style-name="P91" svg:width="0.35cm" svg:height="0.35cm" draw:control="control25"/></text:span></text:span></text:p>
          </table:table-cell>
          <table:table-cell table:style-name="_32_._5f_Installatie_5f_uitvoeren.C25" office:value-type="string">
            <text:p text:style-name="P14"><text:span text:style-name="Strong_20_Emphasis"><text:span text:style-name="T202">Klik op </text:span></text:span><text:span text:style-name="Strong_20_Emphasis"><text:span text:style-name="T203">Begin installatie</text:span>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5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1"><text:span text:style-name="Strong_20_Emphasis"><text:span text:style-name="T40"><draw:control text:anchor-type="as-char" draw:z-index="28" draw:name="Vorm 6" draw:style-name="gr1" draw:text-style-name="P91" svg:width="0.35cm" svg:height="0.35cm" draw:control="control27"/></text:span></text:span></text:p>
          </table:table-cell>
          <table:table-cell table:style-name="_32_._5f_Installatie_5f_uitvoeren.C25" office:value-type="string">
            <text:p text:style-name="P17">Klik op <text:span text:style-name="T270">Systeem herstarten</text:span>.</text:p>
          </table:table-cell>
        </table:table-row>
      </table:table>
      <text:p text:style-name="P47"><text:span text:style-name="Strong_20_Emphasis"><text:span text:style-name="T55"/></text:span></text:p>
      <text:list text:continue-numbering="true" text:style-name="L1">
        <text:list-item>
          <text:p text:style-name="P85"><text:span text:style-name="Strong_20_Emphasis"><text:span text:style-name="T71">Installatie </text:span></text:span><text:span text:style-name="Strong_20_Emphasis"><text:span text:style-name="T72">afronden</text:span></text:span></text:p>
        </text:list-item>
      </text:list>
      <text:p text:style-name="P4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2" draw:name="Vorm24" draw:style-name="gr1" draw:text-style-name="P91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34">Aanmelden als </text:span></text:span><text:span text:style-name="Definition"><text:span text:style-name="T9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6"><text:span text:style-name="Strong_20_Emphasis"><text:span text:style-name="T54"><draw:control text:anchor-type="as-char" draw:z-index="16" draw:name="Vorm 5" draw:style-name="gr1" draw:text-style-name="P9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81"><text:span text:style-name="Strong_20_Emphasis"><text:span text:style-name="T85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6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5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6"><text:span text:style-name="Strong_20_Emphasis"><text:span text:style-name="T54"><draw:control text:anchor-type="as-char" draw:z-index="17" draw:name="Vorm 7" draw:style-name="gr1" draw:text-style-name="P91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83"><text:span text:style-name="Strong_20_Emphasis"><text:span text:style-name="T85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71"><text:span text:style-name="Strong_20_Emphasis"><text:span text:style-name="T49">Selecteer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64"> </text:span></text:span><text:span text:style-name="Strong_20_Emphasis"><text:span text:style-name="T65">Installatie</text:span></text:span><text:span text:style-name="Strong_20_Emphasis"><text:span text:style-name="T66"> </text:span></text:span><text:span text:style-name="Strong_20_Emphasis"><text:span text:style-name="T67">afronde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5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8"><text:span text:style-name="Strong_20_Emphasis"><text:span text:style-name="T34"><text:tab/></text:span></text:span></text:p>
      <text:p text:style-name="P49"><text:span text:style-name="Strong_20_Emphasis"><text:span text:style-name="T45"/></text:span></text:p>
      <text:p text:style-name="P50"><text:span text:style-name="Strong_20_Emphasis"><text:span text:style-name="T42"/></text:span></text:p>
      <text:list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3" draw:name="Vorm40_0" draw:style-name="gr1" draw:text-style-name="P91" svg:width="0.35cm" svg:height="0.35cm" draw:control="control2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6" draw:name="Vorm40_ 1" draw:style-name="gr1" draw:text-style-name="P91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4">Aanmelden als </text:span></text:span><text:span text:style-name="Definition"><text:span text:style-name="T9">gebruiker</text:span></text:span><text:span text:style-name="Strong_20_Emphasis"><text:span text:style-name="T46"><text:note text:id="ftn6" text:note-class="footnote"><text:note-citation>1</text:note-citation><text:note-body><text:p text:style-name="P58"><text:span text:style-name="User_20_Entry"><text:span text:style-name="T119">E</text:span></text:span><text:span text:style-name="User_20_Entry"><text:span text:style-name="T121">ventuele extra </text:span></text:span><text:span text:style-name="Definition"><text:span text:style-name="T265">gebruiker</text:span></text:span><text:span text:style-name="User_20_Entry"><text:span text:style-name="T120">s</text:span></text:span><text:span text:style-name="User_20_Entry"><text:span text:style-name="T121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53"><draw:control text:anchor-type="as-char" draw:z-index="7" draw:name="Vorm13_ 1" draw:style-name="gr1" draw:text-style-name="P91" svg:width="0.35cm" svg:height="0.35cm" draw:control="control6"/></text:span></text:span></text:p>
          </table:table-cell>
          <table:table-cell table:style-name="Tabel2.D2" office:value-type="string">
            <text:p text:style-name="P26"><text:span text:style-name="Strong_20_Emphasis"><text:span text:style-name="T26">Doorloop de welkomstschermen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54"><draw:control text:anchor-type="as-char" draw:z-index="18" draw:name="Vorm 8" draw:style-name="gr1" draw:text-style-name="P91" svg:width="0.35cm" svg:height="0.35cm" draw:control="control17"/></text:span></text:span></text:p>
          </table:table-cell>
          <table:table-cell table:style-name="Tabel2.A1" office:value-type="string">
            <text:p text:style-name="P67"><text:span text:style-name="Strong_20_Emphasis"><text:span text:style-name="T54"><draw:control text:anchor-type="as-char" draw:z-index="19" draw:name="Vorm 9" draw:style-name="gr1" draw:text-style-name="P91" svg:width="0.35cm" svg:height="0.35cm" draw:control="control18"/></text:span></text:span></text:p>
          </table:table-cell>
          <table:table-cell table:style-name="Tabel2.D5" office:value-type="string">
            <text:p text:style-name="P83"><text:span text:style-name="Strong_20_Emphasis"><text:span text:style-name="T85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49">Selecteer</text:span></text:span><text:span text:style-name="Strong_20_Emphasis"><text:span text:style-name="T44"> </text:span></text:span><text:span text:style-name="Strong_20_Emphasis"><text:span text:style-name="T75">4</text:span></text:span><text:span text:style-name="Strong_20_Emphasis"><text:span text:style-name="T64"> </text:span></text:span><text:span text:style-name="Strong_20_Emphasis"><text:span text:style-name="T51">Gebruiker inrichten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20"><text:span text:style-name="Strong_20_Emphasis"><text:span text:style-name="T47"/></text:span></text:p>
      <text:p text:style-name="P42"/>
      <text:p text:style-name="P43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5"><text:user-field-get text:name="Distro">Rocky Linux</text:user-field-get></text:span></text:span><text:span text:style-name="T134"><text:s/></text:span><text:span text:style-name="T135"><text:user-field-get text:name="Version">8.10</text:user-field-get></text:span><text:span text:style-name="T135"><text:s/></text:span><text:span text:style-name="Strong_20_Emphasis"><text:span text:style-name="T146">Server</text:span></text:span><text:span text:style-name="Strong_20_Emphasis"><text:span text:style-name="T76"> </text:span></text:span><text:span text:style-name="T132">is voltooid.</text:span></text:p>
      <text:p text:style-name="P8"/>
      <text:list text:style-name="L2">
        <text:list-header>
          <text:p text:style-name="P89"><text:span text:style-name="Emphasis"><text:span text:style-name="T25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0">Karel Zimmer</text:span></text:span></text:a><text:span text:style-name="Emphasis"><text:span text:style-name="T261">.</text:span></text:span></text:p>
          <text:p text:style-name="P90"><text:span text:style-name="Emphasis"><text:span text:style-name="T263">Licentie </text:span></text:span><text:span text:style-name="Emphasis"><text:span text:style-name="T261">C</text:span></text:span><text:span text:style-name="Emphasis"><text:span text:style-name="T262">C0</text:span></text:span><text:span text:style-name="Emphasis"><text:span text:style-name="T261"> 1.0 </text:span></text:span><text:span text:style-name="Emphasis"><text:span text:style-name="T25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8"><text:s/></text:span></text:span><text:span text:style-name="Emphasis"><text:span text:style-name="T25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9T20:05:49.383095582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05:49.120512342</dc:date>
    <meta:keyword>Installatie</meta:keyword>
    <meta:keyword>Checklist</meta:keyword>
    <meta:keyword>Linux</meta:keyword>
    <meta:editing-cycles>6942</meta:editing-cycles>
    <meta:editing-duration>P12DT10H9M37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6" meta:word-count="446" meta:character-count="3125" meta:non-whitespace-character-count="2711"/>
    <meta:user-defined meta:name="Info 1"/>
    <meta:user-defined meta:name="Info 2"/>
    <meta:user-defined meta:name="Info 3"/>
    <meta:user-defined meta:name="Info 4"/>
  </office:meta>
</office:document-meta>
</file>